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11mm" svg:y="103.89mm">
            <draw:object draw:notify-on-update-of-ranges="Sheet1.A3:Sheet1.A23 Sheet1.K1:Sheet1.K2 Sheet1.K3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104.17mm">
            <draw:object draw:notify-on-update-of-ranges="Sheet1.A3:Sheet1.A23 Sheet1.I1:Sheet1.I2 Sheet1.I3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779" calcext:value-type="float">
            <text:p>4,78</text:p>
          </table:table-cell>
          <table:table-cell office:value-type="float" office:value="420" calcext:value-type="float">
            <text:p>420</text:p>
          </table:table-cell>
          <table:table-cell office:value-type="float" office:value="7.478" calcext:value-type="float">
            <text:p>7,48</text:p>
          </table:table-cell>
          <table:table-cell office:value-type="float" office:value="731" calcext:value-type="float">
            <text:p>7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0.859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668" calcext:value-type="float">
            <text:p>1,67</text:p>
          </table:table-cell>
          <table:table-cell office:value-type="float" office:value="424" calcext:value-type="float">
            <text:p>424</text:p>
          </table:table-cell>
          <table:table-cell office:value-type="float" office:value="2.854" calcext:value-type="float">
            <text:p>2,85</text:p>
          </table:table-cell>
          <table:table-cell office:value-type="float" office:value="735" calcext:value-type="float">
            <text:p>7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502" calcext:value-type="float">
            <text:p>1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608" calcext:value-type="float">
            <text:p>2,61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1.265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6.593" calcext:value-type="float">
            <text:p>6,59</text:p>
          </table:table-cell>
          <table:table-cell office:value-type="float" office:value="601" calcext:value-type="float">
            <text:p>601</text:p>
          </table:table-cell>
          <table:table-cell table:style-name="ce4" office:value-type="float" office:value="7.437" calcext:value-type="float">
            <text:p>7,44</text:p>
          </table:table-cell>
          <table:table-cell office:value-type="float" office:value="962" calcext:value-type="float">
            <text:p>9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9" calcext:value-type="float">
            <text:p>2,29</text:p>
          </table:table-cell>
          <table:table-cell office:value-type="float" office:value="585" calcext:value-type="float">
            <text:p>585</text:p>
          </table:table-cell>
          <table:table-cell office:value-type="float" office:value="3.104" calcext:value-type="float">
            <text:p>3,10</text:p>
          </table:table-cell>
          <table:table-cell office:value-type="float" office:value="941" calcext:value-type="float">
            <text:p>9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8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61" calcext:value-type="float">
            <text:p>1,66</text:p>
          </table:table-cell>
          <table:table-cell office:value-type="float" office:value="586" calcext:value-type="float">
            <text:p>586</text:p>
          </table:table-cell>
          <table:table-cell office:value-type="float" office:value="2.683" calcext:value-type="float">
            <text:p>2,68</text:p>
          </table:table-cell>
          <table:table-cell office:value-type="float" office:value="919" calcext:value-type="float">
            <text:p>9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902" calcext:value-type="float">
            <text:p>2,90</text:p>
          </table:table-cell>
          <table:table-cell office:value-type="float" office:value="530" calcext:value-type="float">
            <text:p>530</text:p>
          </table:table-cell>
          <table:table-cell office:value-type="float" office:value="4.226" calcext:value-type="float">
            <text:p>4,23</text:p>
          </table:table-cell>
          <table:table-cell office:value-type="float" office:value="766" calcext:value-type="float">
            <text:p>7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table:number-columns-repeated="2"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table:number-columns-repeated="2"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3"/>
          <table:table-cell table:style-name="Default"/>
          <table:table-cell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09:05:07.52567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8T10:25:04.921041349</dc:date>
    <meta:editing-duration>P1DT6H10M4S</meta:editing-duration>
    <meta:editing-cycles>10</meta:editing-cycles>
    <meta:generator>LibreOffice/6.3.2.2$MacOSX_X86_64 LibreOffice_project/98b30e735bda24bc04ab42594c85f7fd8be07b9c</meta:generator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718cm" svg:y="0.447cm" chart:style-name="ch2">
          <text:p>Time (sec) for computing (x - y) * (z - 3.) * (y - x - 2)</text:p>
        </chart:title>
        <chart:plot-area chart:style-name="ch3" table:cell-range-address="Sheet1.A3:Sheet1.A23 Sheet1.K1:Sheet1.K23" chart:data-source-has-labels="both" svg:x="0.32cm" svg:y="1.552cm" svg:width="15.36cm" svg:height="13.749cm">
          <chartooo:coordinate-region svg:x="7.318cm" svg:y="1.552cm" svg:width="8.222cm" svg:height="12.58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3" chart:label-cell-address="Sheet1.K1:Sheet1.K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7.478">
                <text:p>7.478</text:p>
                <draw:g>
                  <svg:desc>Sheet1.K3:Sheet1.K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7.437">
                <text:p>7.437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489cm" svg:y="0.448cm" chart:style-name="ch2">
          <text:p>Time (sec) for computing (sin(x) - 3.2) * (cos(x) + 1.2)</text:p>
        </chart:title>
        <chart:plot-area chart:style-name="ch3" table:cell-range-address="Sheet1.A3:Sheet1.A23 Sheet1.I1:Sheet1.I23" chart:data-source-has-labels="both" svg:x="0.32cm" svg:y="1.554cm" svg:width="15.36cm" svg:height="13.814cm">
          <chartooo:coordinate-region svg:x="7.318cm" svg:y="1.554cm" svg:width="7.914cm" svg:height="13.16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3" chart:label-cell-address="Sheet1.I1:Sheet1.I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4.779">
                <text:p>4.779</text:p>
                <draw:g>
                  <svg:desc>Sheet1.I3:Sheet1.I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